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035000000350BB80BDFA.svm" manifest:media-type=""/>
  <manifest:file-entry manifest:full-path="Pictures/200000090000035000000350A9C271BB.svm" manifest:media-type=""/>
  <manifest:file-entry manifest:full-path="Pictures/200000090000035000000350B5924EB3.svm" manifest:media-type=""/>
  <manifest:file-entry manifest:full-path="Pictures/200000090000035000000350D314D2FE.svm" manifest:media-type=""/>
  <manifest:file-entry manifest:full-path="Pictures/2000000900000350000003500D5C270D.svm" manifest:media-type=""/>
  <manifest:file-entry manifest:full-path="Pictures/20000009000003500000035026243822.svm" manifest:media-type=""/>
  <manifest:file-entry manifest:full-path="Pictures/200000090000035000000350840EE40C.svm" manifest:media-type=""/>
  <manifest:file-entry manifest:full-path="Pictures/200000090000035000000350D093CC34.svm" manifest:media-type=""/>
  <manifest:file-entry manifest:full-path="Pictures/2000000900000350000003507F8CC811.svm" manifest:media-type=""/>
  <manifest:file-entry manifest:full-path="Pictures/2000000900000350000003504822C6CB.svm" manifest:media-type=""/>
  <manifest:file-entry manifest:full-path="Pictures/200000090000035000000350C9FDAD12.svm" manifest:media-type=""/>
  <manifest:file-entry manifest:full-path="Pictures/200000090000035000000350386363FB.svm" manifest:media-type=""/>
  <manifest:file-entry manifest:full-path="Pictures/200000090000035000000350B3FAAB8E.svm" manifest:media-type=""/>
  <manifest:file-entry manifest:full-path="Pictures/200000090000035000000350712DF2EE.svm" manifest:media-type=""/>
  <manifest:file-entry manifest:full-path="Pictures/20000009000003500000035080B33C07.svm" manifest:media-type=""/>
  <manifest:file-entry manifest:full-path="Pictures/2000000900000350000003508F8AFAA2.svm" manifest:media-type=""/>
  <manifest:file-entry manifest:full-path="Pictures/2000000900000350000003509D6FBE47.svm" manifest:media-type=""/>
  <manifest:file-entry manifest:full-path="Pictures/20000009000003500000035051642F5A.svm" manifest:media-type=""/>
  <manifest:file-entry manifest:full-path="Pictures/200000090000035000000350C6C46BB7.svm" manifest:media-type=""/>
  <manifest:file-entry manifest:full-path="Pictures/200000090000035000000350034A6311.svm" manifest:media-type=""/>
  <manifest:file-entry manifest:full-path="Pictures/20000009000003500000035064EC6234.svm" manifest:media-type=""/>
  <manifest:file-entry manifest:full-path="Pictures/20000009000003500000035056D20C63.svm" manifest:media-type=""/>
  <manifest:file-entry manifest:full-path="Pictures/200000090000035000000350F2D4ADF8.svm" manifest:media-type=""/>
  <manifest:file-entry manifest:full-path="Pictures/200000090000035000000350B4A3FA48.svm" manifest:media-type=""/>
  <manifest:file-entry manifest:full-path="Pictures/20000009000003500000035030C7FADA.svm" manifest:media-type=""/>
  <manifest:file-entry manifest:full-path="Pictures/200000090000035000000350473C1F63.svm" manifest:media-type=""/>
  <manifest:file-entry manifest:full-path="Pictures/200000090000035000000350453D34A1.svm" manifest:media-type=""/>
  <manifest:file-entry manifest:full-path="Pictures/2000000900000350000003504A04F204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1.24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99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800000" fo:font-weight="bold" style:font-weight-asian="bold" style:font-weight-complex="bold"/>
    </style:style>
    <style:style style:name="ce2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0.99pt solid #000000" fo:background-color="#ff9999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99pt solid #80808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color="#000000" draw:fill="solid" draw:fill-color="#ffffff" fo:min-height="5.326cm"/>
    </style:style>
    <style:style style:name="gr3" style:family="graphic">
      <style:graphic-properties draw:stroke="solid" svg:stroke-color="#000000" draw:fill="solid" draw:fill-color="#ffffff" fo:min-height="0.45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aths" table:style-name="ta1" table:print="false">
        <table:shapes>
          <draw:frame draw:z-index="0" draw:name="Изображение 1" draw:style-name="gr1" draw:text-style-name="P1" svg:width="0.847cm" svg:height="0.847cm" svg:x="2.074cm" svg:y="1.291cm">
            <draw:image xlink:href="Pictures/200000090000035000000350C9FDAD12.svm" xlink:type="simple" xlink:show="embed" xlink:actuate="onLoad">
              <text:p/>
            </draw:image>
          </draw:frame>
          <draw:frame draw:z-index="1" draw:name="Изображение 2" draw:style-name="gr1" draw:text-style-name="P1" svg:width="0.847cm" svg:height="0.847cm" svg:x="2.074cm" svg:y="2.475cm">
            <draw:image xlink:href="Pictures/200000090000035000000350B4A3FA48.svm" xlink:type="simple" xlink:show="embed" xlink:actuate="onLoad">
              <text:p/>
            </draw:image>
          </draw:frame>
          <draw:frame draw:z-index="2" draw:name="Изображение 3" draw:style-name="gr1" draw:text-style-name="P1" svg:width="0.847cm" svg:height="0.847cm" svg:x="2.074cm" svg:y="3.658cm">
            <draw:image xlink:href="Pictures/20000009000003500000035056D20C63.svm" xlink:type="simple" xlink:show="embed" xlink:actuate="onLoad">
              <text:p/>
            </draw:image>
          </draw:frame>
          <draw:frame draw:z-index="3" draw:name="Изображение 4" draw:style-name="gr1" draw:text-style-name="P1" svg:width="0.847cm" svg:height="0.847cm" svg:x="2.074cm" svg:y="4.842cm">
            <draw:image xlink:href="Pictures/200000090000035000000350B3FAAB8E.svm" xlink:type="simple" xlink:show="embed" xlink:actuate="onLoad">
              <text:p/>
            </draw:image>
          </draw:frame>
          <draw:frame draw:z-index="4" draw:name="Изображение 5" draw:style-name="gr1" draw:text-style-name="P1" svg:width="0.847cm" svg:height="0.847cm" svg:x="2.074cm" svg:y="6.025cm">
            <draw:image xlink:href="Pictures/200000090000035000000350034A6311.svm" xlink:type="simple" xlink:show="embed" xlink:actuate="onLoad">
              <text:p/>
            </draw:image>
          </draw:frame>
          <draw:frame draw:z-index="5" draw:name="Изображение 6" draw:style-name="gr1" draw:text-style-name="P1" svg:width="0.847cm" svg:height="0.847cm" svg:x="2.074cm" svg:y="7.209cm">
            <draw:image xlink:href="Pictures/2000000900000350000003504A04F204.svm" xlink:type="simple" xlink:show="embed" xlink:actuate="onLoad">
              <text:p/>
            </draw:image>
          </draw:frame>
          <draw:frame draw:z-index="6" draw:name="Изображение 7" draw:style-name="gr1" draw:text-style-name="P1" svg:width="0.847cm" svg:height="0.847cm" svg:x="2.074cm" svg:y="8.392cm">
            <draw:image xlink:href="Pictures/200000090000035000000350C6C46BB7.svm" xlink:type="simple" xlink:show="embed" xlink:actuate="onLoad">
              <text:p/>
            </draw:image>
          </draw:frame>
          <draw:frame draw:z-index="7" draw:name="Изображение 8" draw:style-name="gr1" draw:text-style-name="P1" svg:width="0.847cm" svg:height="0.847cm" svg:x="2.074cm" svg:y="9.576cm">
            <draw:image xlink:href="Pictures/20000009000003500000035080B33C07.svm" xlink:type="simple" xlink:show="embed" xlink:actuate="onLoad">
              <text:p/>
            </draw:image>
          </draw:frame>
          <draw:frame draw:z-index="8" draw:name="Изображение 9" draw:style-name="gr1" draw:text-style-name="P1" svg:width="0.847cm" svg:height="0.847cm" svg:x="2.074cm" svg:y="10.76cm">
            <draw:image xlink:href="Pictures/200000090000035000000350712DF2EE.svm" xlink:type="simple" xlink:show="embed" xlink:actuate="onLoad">
              <text:p/>
            </draw:image>
          </draw:frame>
          <draw:frame draw:z-index="9" draw:name="Изображение 10" draw:style-name="gr1" draw:text-style-name="P1" svg:width="0.847cm" svg:height="0.847cm" svg:x="2.074cm" svg:y="11.943cm">
            <draw:image xlink:href="Pictures/2000000900000350000003508F8AFAA2.svm" xlink:type="simple" xlink:show="embed" xlink:actuate="onLoad">
              <text:p/>
            </draw:image>
          </draw:frame>
          <draw:frame draw:z-index="10" draw:name="Изображение 11" draw:style-name="gr1" draw:text-style-name="P1" svg:width="0.847cm" svg:height="0.847cm" svg:x="2.074cm" svg:y="13.127cm">
            <draw:image xlink:href="Pictures/200000090000035000000350386363FB.svm" xlink:type="simple" xlink:show="embed" xlink:actuate="onLoad">
              <text:p/>
            </draw:image>
          </draw:frame>
          <draw:frame draw:z-index="11" draw:name="Изображение 12" draw:style-name="gr1" draw:text-style-name="P1" svg:width="0.847cm" svg:height="0.847cm" svg:x="2.074cm" svg:y="14.31cm">
            <draw:image xlink:href="Pictures/200000090000035000000350453D34A1.svm" xlink:type="simple" xlink:show="embed" xlink:actuate="onLoad">
              <text:p/>
            </draw:image>
          </draw:frame>
          <draw:frame draw:z-index="12" draw:name="Изображение 13" draw:style-name="gr1" draw:text-style-name="P1" svg:width="0.847cm" svg:height="0.847cm" svg:x="2.074cm" svg:y="15.494cm">
            <draw:image xlink:href="Pictures/200000090000035000000350F2D4ADF8.svm" xlink:type="simple" xlink:show="embed" xlink:actuate="onLoad">
              <text:p/>
            </draw:image>
          </draw:frame>
          <draw:frame draw:z-index="13" draw:name="Изображение 14" draw:style-name="gr1" draw:text-style-name="P1" svg:width="0.847cm" svg:height="0.847cm" svg:x="2.074cm" svg:y="16.677cm">
            <draw:image xlink:href="Pictures/2000000900000350000003508F8AFAA2.svm" xlink:type="simple" xlink:show="embed" xlink:actuate="onLoad">
              <text:p/>
            </draw:image>
          </draw:frame>
          <draw:frame draw:z-index="14" draw:name="Изображение 15" draw:style-name="gr1" draw:text-style-name="P1" svg:width="0.847cm" svg:height="0.847cm" svg:x="2.074cm" svg:y="17.861cm">
            <draw:image xlink:href="Pictures/200000090000035000000350453D34A1.svm" xlink:type="simple" xlink:show="embed" xlink:actuate="onLoad">
              <text:p/>
            </draw:image>
          </draw:frame>
          <draw:frame draw:z-index="15" draw:name="Изображение 16" draw:style-name="gr1" draw:text-style-name="P1" svg:width="0.847cm" svg:height="0.847cm" svg:x="2.074cm" svg:y="19.045cm">
            <draw:image xlink:href="Pictures/200000090000035000000350386363FB.svm" xlink:type="simple" xlink:show="embed" xlink:actuate="onLoad">
              <text:p/>
            </draw:image>
          </draw:frame>
          <draw:frame draw:z-index="16" draw:name="Изображение 17" draw:style-name="gr1" draw:text-style-name="P1" svg:width="0.847cm" svg:height="0.847cm" svg:x="2.074cm" svg:y="20.228cm">
            <draw:image xlink:href="Pictures/200000090000035000000350F2D4ADF8.svm" xlink:type="simple" xlink:show="embed" xlink:actuate="onLoad">
              <text:p/>
            </draw:image>
          </draw:frame>
          <draw:frame draw:z-index="17" draw:name="Изображение 18" draw:style-name="gr1" draw:text-style-name="P1" svg:width="0.847cm" svg:height="0.847cm" svg:x="2.074cm" svg:y="21.412cm">
            <draw:image xlink:href="Pictures/2000000900000350000003504822C6CB.svm" xlink:type="simple" xlink:show="embed" xlink:actuate="onLoad">
              <text:p/>
            </draw:image>
          </draw:frame>
          <draw:frame draw:z-index="18" draw:name="Изображение 19" draw:style-name="gr1" draw:text-style-name="P1" svg:width="0.847cm" svg:height="0.847cm" svg:x="2.074cm" svg:y="22.595cm">
            <draw:image xlink:href="Pictures/200000090000035000000350473C1F63.svm" xlink:type="simple" xlink:show="embed" xlink:actuate="onLoad">
              <text:p/>
            </draw:image>
          </draw:frame>
          <draw:frame draw:z-index="19" draw:name="Изображение 20" draw:style-name="gr1" draw:text-style-name="P1" svg:width="0.847cm" svg:height="0.847cm" svg:x="2.074cm" svg:y="23.779cm">
            <draw:image xlink:href="Pictures/2000000900000350000003507F8CC811.svm" xlink:type="simple" xlink:show="embed" xlink:actuate="onLoad">
              <text:p/>
            </draw:image>
          </draw:frame>
          <draw:frame draw:z-index="20" draw:name="Изображение 21" draw:style-name="gr1" draw:text-style-name="P1" svg:width="0.847cm" svg:height="0.847cm" svg:x="2.074cm" svg:y="24.962cm">
            <draw:image xlink:href="Pictures/20000009000003500000035051642F5A.svm" xlink:type="simple" xlink:show="embed" xlink:actuate="onLoad">
              <text:p/>
            </draw:image>
          </draw:frame>
          <draw:frame draw:z-index="21" draw:name="Изображение 22" draw:style-name="gr1" draw:text-style-name="P1" svg:width="0.847cm" svg:height="0.847cm" svg:x="2.074cm" svg:y="26.146cm">
            <draw:image xlink:href="Pictures/200000090000035000000350D093CC34.svm" xlink:type="simple" xlink:show="embed" xlink:actuate="onLoad">
              <text:p/>
            </draw:image>
          </draw:frame>
          <draw:frame draw:z-index="22" draw:name="Изображение 23" draw:style-name="gr1" draw:text-style-name="P1" svg:width="0.847cm" svg:height="0.847cm" svg:x="2.074cm" svg:y="27.33cm">
            <draw:image xlink:href="Pictures/200000090000035000000350840EE40C.svm" xlink:type="simple" xlink:show="embed" xlink:actuate="onLoad">
              <text:p/>
            </draw:image>
          </draw:frame>
          <draw:frame draw:z-index="23" draw:name="Изображение 24" draw:style-name="gr1" draw:text-style-name="P1" svg:width="0.847cm" svg:height="0.847cm" svg:x="2.074cm" svg:y="28.513cm">
            <draw:image xlink:href="Pictures/2000000900000350000003500D5C270D.svm" xlink:type="simple" xlink:show="embed" xlink:actuate="onLoad">
              <text:p/>
            </draw:image>
          </draw:frame>
          <draw:frame draw:z-index="24" draw:name="Изображение 25" draw:style-name="gr1" draw:text-style-name="P1" svg:width="0.847cm" svg:height="0.847cm" svg:x="2.074cm" svg:y="29.697cm">
            <draw:image xlink:href="Pictures/20000009000003500000035026243822.svm" xlink:type="simple" xlink:show="embed" xlink:actuate="onLoad">
              <text:p/>
            </draw:image>
          </draw:frame>
          <draw:frame draw:z-index="25" draw:name="Изображение 26" draw:style-name="gr1" draw:text-style-name="P1" svg:width="0.847cm" svg:height="0.847cm" svg:x="2.074cm" svg:y="30.88cm">
            <draw:image xlink:href="Pictures/200000090000035000000350D314D2FE.svm" xlink:type="simple" xlink:show="embed" xlink:actuate="onLoad">
              <text:p/>
            </draw:image>
          </draw:frame>
          <draw:frame draw:z-index="26" draw:name="Изображение 27" draw:style-name="gr1" draw:text-style-name="P1" svg:width="0.847cm" svg:height="0.847cm" svg:x="2.074cm" svg:y="32.064cm">
            <draw:image xlink:href="Pictures/200000090000035000000350B5924EB3.svm" xlink:type="simple" xlink:show="embed" xlink:actuate="onLoad">
              <text:p/>
            </draw:image>
          </draw:frame>
          <draw:frame draw:z-index="27" draw:name="Изображение 28" draw:style-name="gr1" draw:text-style-name="P1" svg:width="0.847cm" svg:height="0.847cm" svg:x="2.074cm" svg:y="33.247cm">
            <draw:image xlink:href="Pictures/20000009000003500000035064EC6234.svm" xlink:type="simple" xlink:show="embed" xlink:actuate="onLoad">
              <text:p/>
            </draw:image>
          </draw:frame>
          <draw:frame draw:z-index="28" draw:name="Изображение 29" draw:style-name="gr1" draw:text-style-name="P1" svg:width="0.847cm" svg:height="0.847cm" svg:x="2.074cm" svg:y="34.431cm">
            <draw:image xlink:href="Pictures/200000090000035000000350A9C271BB.svm" xlink:type="simple" xlink:show="embed" xlink:actuate="onLoad">
              <text:p/>
            </draw:image>
          </draw:frame>
          <draw:frame draw:z-index="29" draw:name="Изображение 30" draw:style-name="gr1" draw:text-style-name="P1" svg:width="0.847cm" svg:height="0.847cm" svg:x="2.074cm" svg:y="35.615cm">
            <draw:image xlink:href="Pictures/20000009000003500000035030C7FADA.svm" xlink:type="simple" xlink:show="embed" xlink:actuate="onLoad">
              <text:p/>
            </draw:image>
          </draw:frame>
          <draw:frame draw:z-index="30" draw:name="Изображение 32" draw:style-name="gr1" draw:text-style-name="P1" svg:width="0.847cm" svg:height="0.847cm" svg:x="2.074cm" svg:y="36.798cm">
            <draw:image xlink:href="Pictures/2000000900000350000003509D6FBE47.svm" xlink:type="simple" xlink:show="embed" xlink:actuate="onLoad">
              <text:p/>
            </draw:image>
          </draw:frame>
          <draw:frame draw:z-index="31" draw:name="Изображение 31" draw:style-name="gr1" draw:text-style-name="P1" svg:width="0.847cm" svg:height="0.847cm" svg:x="2.074cm" svg:y="37.982cm">
            <draw:image xlink:href="Pictures/200000090000035000000350BB80BDFA.svm" xlink:type="simple" xlink:show="embed" xlink:actuate="onLoad">
              <text:p/>
            </draw:image>
          </draw:frame>
          <draw:frame draw:z-index="32" draw:style-name="gr2" svg:width="7.614cm" svg:height="5.326cm" svg:x="3.624cm" svg:y="1.211cm">
            <draw:text-box>
              <text:p><text:span text:style-name="T1">Note</text:span><text:line-break/>Path is a simple tiles, what allows to character to walk on its.<text:line-break/>All paths tiles have size 32x32 — standart grid size.<text:line-break/></text:p>
              <text:p>All ways connect very simply - contact by the parties, drawing doesn't influence possibility of connection among themselves. All ways can be connected between themselves by all parties</text:p>
            </draw:text-box>
          </draw:frame>
          <draw:frame draw:z-index="33" draw:style-name="gr3" draw:text-style-name="P3" svg:width="7.37cm" svg:height="0.469cm" svg:x="3.541cm" svg:y="0.35cm">
            <draw:text-box>
              <text:p text:style-name="P2"><text:span text:style-name="T2">Created by </text:span><text:span text:style-name="T3">Wohlstand </text:span><text:span text:style-name="T2">and </text:span><text:span text:style-name="T3">Veudekato</text:span></text:p>
            </draw:text-box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Path #</text:p>
          </table:table-cell>
          <table:table-cell table:style-name="ce4" office:value-type="string" calcext:value-type="string">
            <text:p>Path</text:p>
            <text:p>imag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/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48.30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.00.0000</text:date>, <text:time style:data-style-name="N2" text:time-value="01:36:10.3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9S</meta:editing-duration>
    <meta:editing-cycles>17</meta:editing-cycles>
    <meta:generator>LibreOffice/4.2.0.4$Windows_x86 LibreOffice_project/05dceb5d363845f2cf968344d7adab8dcfb2ba71</meta:generator>
    <dc:date>2014-03-17T01:38:51.740000000</dc:date>
    <meta:document-statistic meta:table-count="1" meta:cell-count="0" meta:object-count="34"/>
    <meta:user-defined meta:name="Info 1"/>
    <meta:user-defined meta:name="Info 2"/>
    <meta:user-defined meta:name="Info 3"/>
    <meta:user-defined meta:name="Info 4"/>
  </office:meta>
</office:document-meta>
</file>